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0.1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Plan1</text:p>
          </table:table-cell>
          <table:table-cell office:value-type="string">
            <text:p>Plan2</text:p>
          </table:table-cell>
          <table:table-cell office:value-type="string">
            <text:p>Reconciliation1</text:p>
          </table:table-cell>
          <table:table-cell office:value-type="string">
            <text:p>Reconciliation2</text:p>
          </table:table-cell>
          <table:table-cell office:value-type="string">
            <text:p>TransactionBlock1</text:p>
          </table:table-cell>
          <table:table-cell office:value-type="string">
            <text:p>TransactionBlock2</text:p>
          </table:table-cell>
          <table:table-cell office:value-type="string">
            <text:p>ActiveReconciliation</text:p>
          </table:table-cell>
          <table:table-cell/>
          <table:table-cell office:value-type="string">
            <text:p>Budgeted</text:p>
          </table:table-cell>
        </table:table-row>
        <table:table-row table:style-name="ro1">
          <table:table-cell office:value-type="string">
            <text:p>Cat Default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3">
            <text:p>33</text:p>
          </table:table-cell>
          <table:table-cell office:value-type="float" office:value="-110">
            <text:p>-110</text:p>
          </table:table-cell>
          <table:table-cell office:value-type="float" office:value="-16">
            <text:p>-16</text:p>
          </table:table-cell>
          <table:table-cell/>
          <table:table-cell office:value-type="float" office:value="0">
            <text:p>0</text:p>
          </table:table-cell>
          <table:table-cell table:formula="of:=[.B8]-SUM([.J3:.J5])" office:value-type="float" office:value="298">
            <text:p>298</text:p>
          </table:table-cell>
        </table:table-row>
        <table:table-row table:style-name="ro1">
          <table:table-cell office:value-type="string">
            <text:p>Cat 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3:.H3])" office:value-type="float" office:value="90">
            <text:p>90</text:p>
          </table:table-cell>
        </table:table-row>
        <table:table-row table:style-name="ro1">
          <table:table-cell office:value-type="string">
            <text:p>Cat 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B4:.H4])" office:value-type="float" office:value="86">
            <text:p>86</text:p>
          </table:table-cell>
        </table:table-row>
        <table:table-row table:style-name="ro1">
          <table:table-cell office:value-type="string">
            <text:p>Cat 2</text:p>
          </table:table-cell>
          <table:table-cell/>
          <table:table-cell office:value-type="float" office:value="26">
            <text:p>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B5:.H5])" office:value-type="float" office:value="26">
            <text:p>26</text:p>
          </table:table-cell>
        </table:table-row>
        <table:table-row table:style-name="ro1">
          <table:table-cell office:value-type="string">
            <text:p>PartialTotal</text:p>
          </table:table-cell>
          <table:table-cell table:formula="of:=SUM([.B2:.B5])" office:value-type="float" office:value="75">
            <text:p>75</text:p>
          </table:table-cell>
          <table:table-cell table:formula="of:=SUM([.C2:.C5])" office:value-type="float" office:value="217">
            <text:p>217</text:p>
          </table:table-cell>
          <table:table-cell table:formula="of:=SUM([.D2:.D5])" office:value-type="float" office:value="43">
            <text:p>43</text:p>
          </table:table-cell>
          <table:table-cell table:formula="of:=SUM([.E2:.E5])" office:value-type="float" office:value="93">
            <text:p>93</text:p>
          </table:table-cell>
          <table:table-cell table:formula="of:=SUM([.F2:.F5])" office:value-type="float" office:value="-110">
            <text:p>-110</text:p>
          </table:table-cell>
          <table:table-cell table:formula="of:=SUM([.G2:.G5])" office:value-type="float" office:value="-25">
            <text:p>-25</text:p>
          </table:table-cell>
          <table:table-cell table:formula="of:=SUM([.H2:.H5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ccountsTotal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CATotal</text:p>
          </table:table-cell>
          <table:table-cell table:number-columns-repeated="8"/>
          <table:table-cell table:formula="of:=SUM([.J3:.J5])" office:value-type="float" office:value="202">
            <text:p>20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4">03/14/2021</text:date>, <text:time>17:0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49S</meta:editing-duration>
    <meta:editing-cycles>3</meta:editing-cycles>
    <meta:generator>OpenOffice/4.1.9$Win32 OpenOffice.org_project/419m1$Build-9805</meta:generator>
    <dc:date>2021-03-14T17:00:43.58</dc:date>
    <dc:creator>Troy Swanson</dc:creator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